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_933__960__949__961_-_963__973__957__948__949__963__951_" style:data-style-name="N0">
      <style:table-cell-properties style:vertical-align="middle" style:repeat-content="false"/>
      <style:paragraph-properties fo:text-align="center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6.24416666666667cm" style:use-optimal-column-width="true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5.73616666666667cm" style:use-optimal-column-width="true"/>
    </style:style>
    <style:style style:name="co5" style:family="table-column">
      <style:table-column-properties fo:break-before="auto" style:column-width="5.9478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Ομιλία_Δρ__Βουτετάκη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Ονοματεπώνμο</text:p>
          </table:table-cell>
          <table:table-cell office:value-type="string" table:style-name="ce1">
            <text:p>Ονοματεπώνμο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Σχόλια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ΡΑΠΤΗΣ ΜΑΤΘΑΙΟΣ</text:p>
          </table:table-cell>
          <table:table-cell office:value-type="string" table:style-name="ce3">
            <text:p>Ράπτης Ματθαίος</text:p>
          </table:table-cell>
          <table:table-cell office:value-type="string" table:style-name="ce4">
            <text:p><text:a xlink:href="mailto:mattheosraptis@gmail.com">mattheosraptis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ΤΣΟΥΝΤΟΥΡΑΚΗ ΦΩΤΕΙΝΗ - ΡΑΦΑΗΛΙΑ</text:p>
          </table:table-cell>
          <table:table-cell office:value-type="string" table:style-name="ce3">
            <text:p>Τσουντουράκη Φωτεινή - Ραφαηλία</text:p>
          </table:table-cell>
          <table:table-cell office:value-type="string" table:style-name="ce4">
            <text:p><text:a xlink:href="mailto:tsfotinaki@gmail.com">tsfotinaki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ΧΑΤΖΗΣ ΑΘΑΝΑΣΙΟΣ</text:p>
          </table:table-cell>
          <table:table-cell office:value-type="string" table:style-name="ce3">
            <text:p>Χατζής Αθανάσιος</text:p>
          </table:table-cell>
          <table:table-cell office:value-type="string" table:style-name="ce4">
            <text:p><text:a xlink:href="mailto:nasoshatzis2005@gmail.com">nasoshatzis2005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ΠΕΤΣΟΣ ΔΗΜΗΤΡΗΣ</text:p>
          </table:table-cell>
          <table:table-cell office:value-type="string" table:style-name="ce3">
            <text:p>Πέτσος Δημήτρης</text:p>
          </table:table-cell>
          <table:table-cell office:value-type="string" table:style-name="ce4">
            <text:p><text:a xlink:href="mailto:jimmypetsios@gmail.com">jimmypetsios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ΒΑΣΙΛΑΚΗΣ ΠΑΝΑΓΙΩΤΗΣ</text:p>
          </table:table-cell>
          <table:table-cell office:value-type="string" table:style-name="ce3">
            <text:p>Βασιλάκης Παναγιώτης</text:p>
          </table:table-cell>
          <table:table-cell office:value-type="string" table:style-name="ce4">
            <text:p><text:a xlink:href="mailto:p13vasilakis@gmail.com">p13vasilakis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ΠΑΣΧΑΛΙΔΟΥ ΚΥΡΙΑΚΗ</text:p>
          </table:table-cell>
          <table:table-cell office:value-type="string" table:style-name="ce3">
            <text:p>Πασχαλίδου Κυριακή</text:p>
          </table:table-cell>
          <table:table-cell office:value-type="string" table:style-name="ce4">
            <text:p><text:a xlink:href="mailto:kyripash@ihu.gr">kyripash@ihu.gr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ΝΤΟΜΕΛΑΣΒΙΛΙ ΓΙΩΡΓΟΣ</text:p>
          </table:table-cell>
          <table:table-cell office:value-type="string" table:style-name="ce3">
            <text:p>Ντομελασβίλι Γιώργος</text:p>
          </table:table-cell>
          <table:table-cell office:value-type="string" table:style-name="ce4">
            <text:p><text:a xlink:href="mailto:geontome@ihu.gr">geontome@ihu.gr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ΛΥΤΑΣ ΓΕΩΡΓΙΟΣ - ΜΑΡΙΟΣ</text:p>
          </table:table-cell>
          <table:table-cell office:value-type="string" table:style-name="ce3">
            <text:p>Λύτας Γεώργιος - Μάριος</text:p>
          </table:table-cell>
          <table:table-cell office:value-type="string" table:style-name="ce4">
            <text:p><text:a xlink:href="mailto:georlyta@ihu.gr">georlyta@ihu.gr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ΔΑΝΤΣΑΚΗ ΜΑΡΙΑ</text:p>
          </table:table-cell>
          <table:table-cell office:value-type="string" table:style-name="ce3">
            <text:p>Δαντσάκη Μαρία</text:p>
          </table:table-cell>
          <table:table-cell office:value-type="string" table:style-name="ce4">
            <text:p><text:a xlink:href="mailto:mariadantsaki@gmail.com">mariadantsaki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ΟΙΚΟΝΟΜΟΥ ΓΙΩΡΓΟΣ</text:p>
          </table:table-cell>
          <table:table-cell office:value-type="string" table:style-name="ce3">
            <text:p>Οικονόμου Γιώργος</text:p>
          </table:table-cell>
          <table:table-cell office:value-type="string" table:style-name="ce4">
            <text:p><text:a xlink:href="mailto:giorgosoiko25@gmail.com">giorgosoiko25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ΠΑΠΑΔΟΠΟΥΛΟΣ ΓΙΩΡΓΟΣ</text:p>
          </table:table-cell>
          <table:table-cell office:value-type="string" table:style-name="ce3">
            <text:p>Παπαδόπουλος Γιώργος</text:p>
          </table:table-cell>
          <table:table-cell office:value-type="string" table:style-name="ce4">
            <text:p><text:a xlink:href="mailto:giorgospap322002@gmail.com">giorgospap322002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ΣΟΥΜΠΕΝΙΩΤΗΣ ΝΙΚΟΛΑΟΣ</text:p>
          </table:table-cell>
          <table:table-cell office:value-type="string" table:style-name="ce3">
            <text:p>Σουμπενιώτης Νικόλαος</text:p>
          </table:table-cell>
          <table:table-cell office:value-type="string" table:style-name="ce4">
            <text:p><text:a xlink:href="mailto:soumpe.nikos02@gmail.com">soumpe.nikos02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ΞΟΥΛΟΓΗΣ ΠΑΝΑΓΙΩΤΗΣ</text:p>
          </table:table-cell>
          <table:table-cell office:value-type="string" table:style-name="ce3">
            <text:p>Ξουλόγης Παναγιώτης</text:p>
          </table:table-cell>
          <table:table-cell office:value-type="string" table:style-name="ce4">
            <text:p><text:a xlink:href="mailto:xoupan10@gmail.com">xoupan10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ΤΖΗΤΖΙΦΥΛΛΗΣ ΑΛΕΞΑΝΔΡΟΣ</text:p>
          </table:table-cell>
          <table:table-cell office:value-type="string" table:style-name="ce3">
            <text:p>Τζητζιφύλλης Αλέξανδρος</text:p>
          </table:table-cell>
          <table:table-cell office:value-type="string" table:style-name="ce4">
            <text:p><text:a xlink:href="mailto:atzintzifyllis@gmail.com">atzintzifyllis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ΜΑΥΡΙΔΗΣ ΚΩΝΣΤΑΝΤΙΝΟΣ</text:p>
          </table:table-cell>
          <table:table-cell office:value-type="string" table:style-name="ce3">
            <text:p>Μαυρίδης Κωνσταντίνος</text:p>
          </table:table-cell>
          <table:table-cell office:value-type="string" table:style-name="ce4">
            <text:p><text:a xlink:href="mailto:mavridiskon09@gmail.com">mavridiskon09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ΜΙΧΟΓΛΟΥ ΜΑΡΙΑ - ΕΥΑΓΓΕΛΙΑ</text:p>
          </table:table-cell>
          <table:table-cell office:value-type="string" table:style-name="ce3">
            <text:p>Μίχογλου Μαρία - Ευαγγελία</text:p>
          </table:table-cell>
          <table:table-cell office:value-type="string" table:style-name="ce4">
            <text:p><text:a xlink:href="mailto:evangelinemichoglou@gmail.com">evangelinemichoglou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ΒΑΣΙΛΟΚΩΣΤΑ ΟΛΓΑ - ΠΑΡΑΣΚΕΥΗ</text:p>
          </table:table-cell>
          <table:table-cell office:value-type="string" table:style-name="ce3">
            <text:p>Βασιλοκώστα Όλγα - Παρασκευή</text:p>
          </table:table-cell>
          <table:table-cell office:value-type="string" table:style-name="ce4">
            <text:p><text:a xlink:href="mailto:olgvasil@ihu.gr">olgvasil@ihu.gr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ΓΚΙΟΥΛΙΣΤΑΝ ΑΛΕΪΝΑ</text:p>
          </table:table-cell>
          <table:table-cell office:value-type="string" table:style-name="ce3">
            <text:p>Γκιουλιστάν Αλεΐνα</text:p>
          </table:table-cell>
          <table:table-cell office:value-type="string" table:style-name="ce4">
            <text:p><text:a xlink:href="mailto:alegkiou@ihu.gr">alegkiou@ihu.gr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ΕΥΣΤΡΑΤΙΟΥ ΑΓΓΕΛΙΝΑ</text:p>
          </table:table-cell>
          <table:table-cell office:value-type="string" table:style-name="ce3">
            <text:p>Ευστρατίου Αγγελίνα</text:p>
          </table:table-cell>
          <table:table-cell office:value-type="string" table:style-name="ce4">
            <text:p><text:a xlink:href="mailto:angeystr@ihu.gr">angeystr@ihu.gr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ΚΑΛΑΪΤΖΙΔΟΥ ΜΑΡΙΑ</text:p>
          </table:table-cell>
          <table:table-cell office:value-type="string" table:style-name="ce3">
            <text:p>Καλαϊτζίδου Μαρία</text:p>
          </table:table-cell>
          <table:table-cell office:value-type="string" table:style-name="ce4">
            <text:p><text:a xlink:href="mailto:markalai@ihu.gr">markalai@ihu.gr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ΤΣΕΜΠΕΡΛΙΔΗ ΜΕΛΙΤΙΝΗ</text:p>
          </table:table-cell>
          <table:table-cell office:value-type="string" table:style-name="ce3">
            <text:p>Τσεμπερλίδη Μελιτίνη</text:p>
          </table:table-cell>
          <table:table-cell office:value-type="string" table:style-name="ce4">
            <text:p><text:a xlink:href="mailto:mele.tsemp@gmail.com">mele.tsemp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ΚΑΛΕΜΙ ΚΛΑΟΥΝΤΙΑ - ΕΥΑΓΓΕΛΙΑ</text:p>
          </table:table-cell>
          <table:table-cell office:value-type="string" table:style-name="ce3">
            <text:p>Καλέμι Κλαούντια - Ευαγγελία</text:p>
          </table:table-cell>
          <table:table-cell office:value-type="string" table:style-name="ce4">
            <text:p><text:a xlink:href="mailto:evaggeliakalemi07@gmail.com">evaggeliakalemi07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ΣΟΥΓΛΕΡΗΣ ΙΩΑΝΝΗΣ</text:p>
          </table:table-cell>
          <table:table-cell office:value-type="string" table:style-name="ce3">
            <text:p>Σουγλέρης Ιωάννης</text:p>
          </table:table-cell>
          <table:table-cell office:value-type="string" table:style-name="ce4">
            <text:p><text:a xlink:href="mailto:giannissougleris12@gmail.com">giannissougleris12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ΑΡΤΕΜΙΟΥ ΑΡΤΕΜΗΣ</text:p>
          </table:table-cell>
          <table:table-cell office:value-type="string" table:style-name="ce3">
            <text:p>Αρτεμίου Αρτέμης</text:p>
          </table:table-cell>
          <table:table-cell office:value-type="string" table:style-name="ce4">
            <text:p><text:a xlink:href="mailto:artemisartemiou04@gmail.com">artemisartemiou04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ΚΥΜΙΩΝΑΚΗΣ ΜΑΡΚΟΣ - ΠΑΝΑΓΙΩΤΗΣ</text:p>
          </table:table-cell>
          <table:table-cell office:value-type="string" table:style-name="ce3">
            <text:p>Κυμιωνάκης Μάρκος - Παναγιώτης</text:p>
          </table:table-cell>
          <table:table-cell office:value-type="string" table:style-name="ce4">
            <text:p><text:a xlink:href="mailto:markoskym123@gmail.com">markoskym123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ΚΟΥΤΣΟΓΙΑΝΝΗΣ ΑΝΤΩΝΙΟΣ</text:p>
          </table:table-cell>
          <table:table-cell office:value-type="string" table:style-name="ce3">
            <text:p>Κουτσογιάννης Αντώνιος</text:p>
          </table:table-cell>
          <table:table-cell office:value-type="string" table:style-name="ce4">
            <text:p><text:a xlink:href="mailto:koutsogiannispro@gmail.com">koutsogiannispro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ΜΑΜΜΟΣ ΔΗΜΗΤΡΙΟΣ</text:p>
          </table:table-cell>
          <table:table-cell office:value-type="string" table:style-name="ce3">
            <text:p>Μάμμος Δημήτριος</text:p>
          </table:table-cell>
          <table:table-cell office:value-type="string" table:style-name="ce4">
            <text:p><text:a xlink:href="mailto:mammosdimitris@gmail.com">mammosdimitris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ΠΛΛΟΥΜΠΙ ΚΡΙΣΑΛΜΠΑ</text:p>
          </table:table-cell>
          <table:table-cell office:value-type="string" table:style-name="ce3">
            <text:p>Πλλούμπι Κρισάλμπα</text:p>
          </table:table-cell>
          <table:table-cell office:value-type="string" table:style-name="ce4">
            <text:p><text:a xlink:href="mailto:chrysa.pllumbi08@gmail.com">chrysa.pllumbi08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ΣΙΝΕΜ ΣΕΦΕΡ</text:p>
          </table:table-cell>
          <table:table-cell office:value-type="string" table:style-name="ce3">
            <text:p>Σινέμ Σεφέρ</text:p>
          </table:table-cell>
          <table:table-cell office:value-type="string" table:style-name="ce4">
            <text:p><text:a xlink:href="mailto:sinemsefer.04@gmail.com">sinemsefer.04@gmail.com</text:a>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ΚΑΛΑΦΑΤΗ ΧΡΥΣΑΝΘΗ - ΘΕΟΔΩΡΑ</text:p>
          </table:table-cell>
          <table:table-cell office:value-type="string" table:style-name="ce3">
            <text:p>Καλαφάτη Χρυσάνθη - Θεοδώρα</text:p>
          </table:table-cell>
          <table:table-cell office:value-type="string" table:style-name="ce4">
            <text:p><text:a xlink:href="mailto:xrusanthikalafati@gmail.com">xrusanthikalafati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ΒΟΥΔΙΩΤΗΣ ΓΙΩΡΓΟΣ</text:p>
          </table:table-cell>
          <table:table-cell office:value-type="string" table:style-name="ce3">
            <text:p>Βουδιώτης Γιώργος</text:p>
          </table:table-cell>
          <table:table-cell office:value-type="string" table:style-name="ce4">
            <text:p><text:a xlink:href="mailto:silvergvart@gmail.com">silvergvart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ΚΕΡΑΜΑΡΗΣ ΚΩΝΣΤΑΝΤΙΝΟΣ</text:p>
          </table:table-cell>
          <table:table-cell office:value-type="string" table:style-name="ce3">
            <text:p>Κεραμάρης Κωνσταντίνος</text:p>
          </table:table-cell>
          <table:table-cell office:value-type="string" table:style-name="ce4">
            <text:p><text:a xlink:href="mailto:konkira2000@gmail.com">konkira2000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ΚΑΡΑΓΚΙΟΖΑΚΗΣ ΧΡΗΣΤΟΣ</text:p>
          </table:table-cell>
          <table:table-cell office:value-type="string" table:style-name="ce3">
            <text:p>Καραγκιοζάκης Χρήστος</text:p>
          </table:table-cell>
          <table:table-cell office:value-type="string" table:style-name="ce4">
            <text:p><text:a xlink:href="mailto:xkaragioz@gmail.com">xkaragioz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ΣΤΑΥΡΙΑΝΟΣ ΓΡΗΓΟΡΙΟΣ</text:p>
          </table:table-cell>
          <table:table-cell office:value-type="string" table:style-name="ce3">
            <text:p>Σταυριανός Γρηγόριος</text:p>
          </table:table-cell>
          <table:table-cell office:value-type="string" table:style-name="ce4">
            <text:p><text:a xlink:href="mailto:gregstavr0@gmail.com">gregstavr0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ΖΟΥΡΑΡΑΚΗΣ ΚΩΝΣΤΑΝΤΙΝΟΣ</text:p>
          </table:table-cell>
          <table:table-cell office:value-type="string" table:style-name="ce3">
            <text:p>Ζουραράκης Κωνσταντίνος</text:p>
          </table:table-cell>
          <table:table-cell office:value-type="string" table:style-name="ce4">
            <text:p><text:a xlink:href="mailto:konzoura@gmail.com">konzoura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ΑΓΑΠΗΤΟΠΟΥΛΟΣ ΑΛΕΞΑΝΔΡΟΣ</text:p>
          </table:table-cell>
          <table:table-cell office:value-type="string" table:style-name="ce3">
            <text:p>Αγαπητόπουλος Αλέξανδρος</text:p>
          </table:table-cell>
          <table:table-cell office:value-type="string" table:style-name="ce4">
            <text:p><text:a xlink:href="mailto:aagapitopoulos@gmail.com">aagapitopoulos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ΓΕΩΡΓΙΑΔΟΥ ΦΩΤΕΙΝΗ</text:p>
          </table:table-cell>
          <table:table-cell office:value-type="string" table:style-name="ce3">
            <text:p>Γεωργιάδου Φωτεινή</text:p>
          </table:table-cell>
          <table:table-cell office:value-type="string" table:style-name="ce4">
            <text:p><text:a xlink:href="mailto:fotinigeorgiadou@gmail.com">fotinigeorgiadou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ΠΑΠΑΓΙΑΝΝΗ ΔΗΜΗΤΡΑ</text:p>
          </table:table-cell>
          <table:table-cell office:value-type="string" table:style-name="ce3">
            <text:p>Παπαγιάννη Δήμητρα</text:p>
          </table:table-cell>
          <table:table-cell office:value-type="string" table:style-name="ce4">
            <text:p><text:a xlink:href="mailto:dimitrapapagianni1999@gmail.com">dimitrapapagianni1999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ΤΖΑΝΟΠΟΥΛΟΥ ΜΑΡΙΑ</text:p>
          </table:table-cell>
          <table:table-cell office:value-type="string" table:style-name="ce3">
            <text:p>Τζανοπούλου Μαρία</text:p>
          </table:table-cell>
          <table:table-cell office:value-type="string" table:style-name="ce4">
            <text:p><text:a xlink:href="mailto:maria_tzanopoulou@hotmail.com">maria_tzanopoulou@hot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ΚΥΠΡΑΙΟΥ ΑΘΑΝΑΣΙΑ<text:s/></text:p>
          </table:table-cell>
          <table:table-cell office:value-type="string" table:style-name="ce3">
            <text:p>Κυπραίου Αθανασία</text:p>
          </table:table-cell>
          <table:table-cell office:value-type="string" table:style-name="ce4">
            <text:p><text:a xlink:href="mailto:akypraiou@icloud.com">akypraiou@icloud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ΓΟΥΓΟΥΣΗ ΣΟΦΙΑ</text:p>
          </table:table-cell>
          <table:table-cell office:value-type="string" table:style-name="ce3">
            <text:p>Γουγούση Σοφία</text:p>
          </table:table-cell>
          <table:table-cell office:value-type="string" table:style-name="ce4">
            <text:p><text:a xlink:href="mailto:gougousisophia@gmail.com">gougousisophia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ΤΣΑΚΑΝΙΑΣ ΗΛΙΑΣ</text:p>
          </table:table-cell>
          <table:table-cell office:value-type="string" table:style-name="ce3">
            <text:p>Τσακανιάς Ηλίας</text:p>
          </table:table-cell>
          <table:table-cell office:value-type="string" table:style-name="ce4">
            <text:p><text:a xlink:href="mailto:tsakaniasilias@gmail.com">tsakaniasilias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ΒΛΑΧΑΚΗΣ ΣΤΕΛΙΟΣ</text:p>
          </table:table-cell>
          <table:table-cell office:value-type="string" table:style-name="ce3">
            <text:p>Βλαχάκης Στέλιος</text:p>
          </table:table-cell>
          <table:table-cell office:value-type="string" table:style-name="ce4">
            <text:p><text:a xlink:href="mailto:steliosblaxakis@gmail.com">steliosblaxakis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ΝΤΑΦΟΥΛΗ ΕΙΡΗΝΗ - ΣΟΦΙΑ</text:p>
          </table:table-cell>
          <table:table-cell office:value-type="string" table:style-name="ce3">
            <text:p>Νταφούλη Ειρήνη - Σοφία</text:p>
          </table:table-cell>
          <table:table-cell office:value-type="string" table:style-name="ce4">
            <text:p><text:a xlink:href="mailto:eirinintaf14@gmail.com">eirinintaf14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ΚΑΡΚΑΝΗΣ ΑΓΓΕΛΟΣ - ΠΑΡΑΣΚΕΥΑΣ</text:p>
          </table:table-cell>
          <table:table-cell office:value-type="string" table:style-name="ce3">
            <text:p>Καρκάνης Άγγελος - Παρασκευάς</text:p>
          </table:table-cell>
          <table:table-cell office:value-type="string" table:style-name="ce4">
            <text:p><text:a xlink:href="mailto:aggelisk4@gmail.com">aggelisk4@g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ΞΥΝΟΥ ΛΑΜΠΡΙΝΗ</text:p>
          </table:table-cell>
          <table:table-cell office:value-type="string" table:style-name="ce3">
            <text:p>Ξυνού Λαμπρινή</text:p>
          </table:table-cell>
          <table:table-cell office:value-type="string" table:style-name="ce4">
            <text:p><text:a xlink:href="mailto:lamprinhxynou@hotmail.com">lamprinhxynou@hotmail.com</text:a></text:p>
          </table:table-cell>
          <table:table-cell table:number-columns-repeated="16380" table:style-name="ce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ΧΙΟΥΣΗ ΑΓΓΕΛΙΝΑ</text:p>
          </table:table-cell>
          <table:table-cell office:value-type="string" table:style-name="ce2">
            <text:p>Χιούση Αγγελίνα</text:p>
          </table:table-cell>
          <table:table-cell office:value-type="string" table:style-name="ce4">
            <text:p><text:a xlink:href="mailto:angelinachysi@gmail.com">angelinachysi@gmail.com</text:a></text:p>
          </table:table-cell>
          <table:table-cell office:value-type="string" table:style-name="ce2">
            <text:p>Έχει γίνει πρόσφατα αλλαγή επωνύμου</text:p>
          </table:table-cell>
          <table:table-cell table:number-columns-repeated="16379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ΠΑΠΑΝΤΩΝΙΟΥ ΑΓΓΕΛΟΣ</text:p>
          </table:table-cell>
          <table:table-cell office:value-type="string" table:style-name="ce3">
            <text:p>Παπαντωνίου Άγγελος</text:p>
          </table:table-cell>
          <table:table-cell office:value-type="string" table:style-name="ce4">
            <text:p><text:a xlink:href="mailto:angelos.pap.gr@gmail.com">angelos.pap.gr@gmail.com</text:a></text:p>
          </table:table-cell>
          <table:table-cell table:number-columns-repeated="16380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ΙΜΠΡΑΧΗΜ ΕΝΤΑ</text:p>
          </table:table-cell>
          <table:table-cell office:value-type="string" table:style-name="ce2">
            <text:p>Ιμπραχήμ Εντά</text:p>
          </table:table-cell>
          <table:table-cell office:value-type="string" table:style-name="ce4">
            <text:p><text:a xlink:href="mailto:edaibrahim3377@gmail.com">edaibrahim3377@gmail.com</text:a></text:p>
          </table:table-cell>
          <table:table-cell table:number-columns-repeated="16380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ΓΡΗΓΟΡΙΑΔΟΥ ΘΩΜΑΗ</text:p>
          </table:table-cell>
          <table:table-cell office:value-type="string" table:style-name="ce2">
            <text:p>Γρηγοριάδου Θωμαή</text:p>
          </table:table-cell>
          <table:table-cell office:value-type="string" table:style-name="ce4">
            <text:p><text:a xlink:href="mailto:thomai.grigoriadou@gmail.com">thomai.grigoriadou@gmail.com</text:a></text:p>
          </table:table-cell>
          <table:table-cell table:number-columns-repeated="16380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ΜΠΟΥΤΣΑΚΤΣΗ ΧΟΥΔΑ</text:p>
          </table:table-cell>
          <table:table-cell office:value-type="string" table:style-name="ce3">
            <text:p>Μουτσακτσή Χουδά</text:p>
          </table:table-cell>
          <table:table-cell office:value-type="string" table:style-name="ce4">
            <text:p><text:a xlink:href="mailto:hboutsaktsi9@gmail.com">hboutsaktsi9@gmail.com</text:a></text:p>
          </table:table-cell>
          <table:table-cell table:number-columns-repeated="16380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ΜΠΑΗΣ ΣΤΑΥΡΟΣ</text:p>
          </table:table-cell>
          <table:table-cell office:value-type="string" table:style-name="ce2">
            <text:p>Μπαής Σταύρος</text:p>
          </table:table-cell>
          <table:table-cell office:value-type="string" table:style-name="ce4">
            <text:p><text:a xlink:href="mailto:staurosmpais@gmail.com%20">staurosmpais@gmail.com<text:s/></text:a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table:number-columns-repeated="16381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_933__960__949__961_-_963__973__957__948__949__963__951_" style:display-name="Υπερ-σύνδεση" style:family="table-cell" style:data-style-name="N0">
      <style:text-properties fo:color="#467886" style:text-underline-style="solid" style:text-underline-type="single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NGELINA CHYSI</meta:initial-creator>
    <dc:creator>ANGELINA CHYSI</dc:creator>
    <meta:creation-date>2026-03-24T16:17:29Z</meta:creation-date>
    <dc:date>2026-03-24T18:14:03Z</dc:date>
    <meta:print-date>2026-03-24T18:13:44Z</meta:print-date>
  </office:meta>
</office:document-meta>
</file>